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horizontal-align="left" draw:textarea-vertical-align="top" fo:min-height="9.28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6pt"/>
    </style:style>
    <style:style style:name="P2" style:family="paragraph">
      <style:paragraph-properties fo:text-align="start"/>
      <style:text-properties fo:font-size="20pt" style:font-size-asian="32pt" style:font-size-complex="32pt"/>
    </style:style>
    <style:style style:name="P3" style:family="paragraph">
      <style:text-properties fo:font-size="20pt" style:font-size-asian="32pt" style:font-size-complex="32pt"/>
    </style:style>
    <style:style style:name="P4" style:family="paragraph">
      <loext:graphic-properties draw:fill-color="#ffffff"/>
      <style:paragraph-properties fo:text-align="start"/>
      <style:text-properties fo:font-size="20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26pt"/>
    </style:style>
    <style:style style:name="T2" style:family="text">
      <style:text-properties fo:font-size="14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How to make vison run for Plato</text:span></text:p>
          </draw:text-box>
        </draw:frame>
        <draw:frame presentation:style-name="pr2" draw:text-style-name="P4" draw:layer="layout" svg:width="23.622cm" svg:height="9.852cm" svg:x="3.048cm" svg:y="4.074cm" presentation:class="subtitle" presentation:user-transformed="true">
          <draw:text-box>
            <text:p text:style-name="P2"><text:span text:style-name="T2">- Download vison and install it as explained in Ruyman’s github</text:span></text:p>
            <text:p text:style-name="P2"><text:span text:style-name="T2"/></text:p>
            <text:p text:style-name="P2"><text:span text:style-name="T2">- Download my “Vison_Plato” github repository and substitute the respective original (Euclid) files in your installed vison version </text:span></text:p>
            <text:p text:style-name="P2"><text:span text:style-name="T2"><text:tab/></text:span><text:span text:style-name="T2">-&gt; by following strictly the path structure of the repository (can be downloaded as a whole with </text:span><text:span text:style-name="T2"><text:tab/></text:span><text:span text:style-name="T2"> <text:s text:c="4"/>correct relative paths)</text:span></text:p>
            <text:p text:style-name="P2"><text:span text:style-name="T2"><text:tab/></text:span><text:span text:style-name="T2">-&gt; some script files need to be substituted in the “main vision” path of the installation →”dark” folder</text:span></text:p>
            <text:p text:style-name="P2"><text:span text:style-name="T3"><text:tab/></text:span><text:span text:style-name="T3">-&gt; some script files need to be </text:span><text:span text:style-name="T2">substituted in the “env. vision” path of the installation</text:span></text:p>
            <text:p text:style-name="P2"><text:span text:style-name="T2"><text:tab/></text:span><text:span text:style-name="T2">-&gt; in this prelim. version the Fits, LOG, and HK data is also stored in the “dark” folder (only FITS are </text:span><text:span text:style-name="T2"><text:tab/></text:span><text:span text:style-name="T2">from Plato, HK and LOG is still from EUCLID)</text:span></text:p>
            <text:p text:style-name="P2"><text:span text:style-name="T2"/></text:p>
            <text:p text:style-name="P2"><text:span text:style-name="T2">- Run the script BIAS0X_Plato in the “dark folder”</text:span></text:p>
            <text:p text:style-name="P2"><text:span text:style-name="T2"><text:tab/></text:span><text:span text:style-name="T2">-&gt; in the dark/RESULTS/PLATO/figs folder the plots for the BIAS test are shown</text:span></text:p>
            <text:p text:style-name="P2"><text:span text:style-name="T2"><text:tab/></text:span><text:span text:style-name="T2">-&gt; in dark/Results/PLATO also a dummy reports is created which can be manipulated (text/figures via </text:span><text:span text:style-name="T2"><text:tab/></text:span><text:span text:style-name="T2">the “support/report” script)</text:span></text:p>
            <text:p text:style-name="P3"><text:span text:style-name="T4"/></text:p>
            <text:p text:style-name="P3"><text:span text:style-name="T4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4T13:49:58.835624159</meta:creation-date>
    <dc:date>2022-11-24T16:21:57.257056658</dc:date>
    <meta:editing-duration>PT1H51M16S</meta:editing-duration>
    <meta:editing-cycles>4</meta:editing-cycles>
    <meta:generator>LibreOffice/6.0.7.3$Linux_X86_64 LibreOffice_project/00m0$Build-3</meta:generator>
    <meta:document-statistic meta:object-count="25"/>
  </office:meta>
</office:document-meta>
</file>